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man Old Style" svg:font-family="'Bookman Old Sty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fo:font-weight="normal" officeooo:rsid="001d491b" officeooo:paragraph-rsid="001d491b" style:font-size-asian="11pt" style:font-weight-asian="normal" style:font-size-complex="11pt" style:font-weight-complex="normal"/>
    </style:style>
    <style:style style:name="P2" style:family="paragraph" style:parent-style-name="Standard">
      <style:text-properties style:text-position="0% 100%" fo:font-size="12pt" fo:font-weight="normal" officeooo:paragraph-rsid="001d78a9" style:font-size-asian="12pt" style:font-weight-asian="normal" style:font-size-complex="12pt" style:font-weight-complex="normal"/>
    </style:style>
    <style:style style:name="P3" style:family="paragraph" style:parent-style-name="Standard">
      <style:text-properties fo:font-size="12pt" fo:font-weight="normal" officeooo:rsid="001d491b" officeooo:paragraph-rsid="001d491b" style:font-size-asian="12pt" style:font-weight-asian="normal" style:font-size-complex="12pt" style:font-weight-complex="normal"/>
    </style:style>
    <style:style style:name="P4" style:family="paragraph" style:parent-style-name="Standard">
      <style:text-properties fo:font-size="12pt" officeooo:rsid="001d78a9" officeooo:paragraph-rsid="001d78a9" style:font-size-asian="12pt" style:font-size-complex="12pt"/>
    </style:style>
    <style:style style:name="P5" style:family="paragraph" style:parent-style-name="Standard">
      <style:text-properties fo:font-size="12pt" officeooo:rsid="001efe0d" officeooo:paragraph-rsid="001efe0d" style:font-size-asian="12pt" style:font-size-complex="12pt"/>
    </style:style>
    <style:style style:name="P6" style:family="paragraph" style:parent-style-name="Text_20_body">
      <style:text-properties style:text-position="0% 100%" style:font-name="Bookman Old Style" fo:font-size="12pt" fo:font-weight="normal" officeooo:paragraph-rsid="001d78a9" style:font-size-asian="12pt" style:font-weight-asian="normal" style:font-size-complex="12pt" style:font-weight-complex="normal"/>
    </style:style>
    <style:style style:name="P7" style:family="paragraph" style:parent-style-name="Text_20_body">
      <style:text-properties style:text-position="0% 100%" style:font-name="Bookman Old Style"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style:font-size-asian="12pt" style:font-weight-asian="normal" style:font-size-complex="12pt" style:font-weight-complex="normal"/>
    </style:style>
    <style:style style:name="P9" style:family="paragraph" style:parent-style-name="Text_20_body">
      <style:text-properties fo:font-size="12pt" fo:font-weight="normal" officeooo:rsid="001d78a9" officeooo:paragraph-rsid="001d78a9" style:font-size-asian="12pt" style:font-weight-asian="normal" style:font-size-complex="12pt" style:font-weight-complex="normal"/>
    </style:style>
    <style:style style:name="T1" style:family="text">
      <style:text-properties style:font-name="Bookman Old Style"/>
    </style:style>
    <style:style style:name="T2" style:family="text">
      <style:text-properties officeooo:rsid="001d78a9"/>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p text:style-name="P3">1: la taille du disque dur installer sur le poste de travail est de 480 go </text:p>
      <text:p text:style-name="P3">2 : elle est exprimer en Gigabit , GB </text:p>
      <text:p text:style-name="P3">3 : un bit est binaire est peux donc correspond a 2 valeur un 1 ou un 0 </text:p>
      <text:p text:style-name="P3">et un octet désigne et le byte est constituer de 8 bit</text:p>
      <text:p text:style-name="P3">la traduction du mot byte en francais est octet </text:p>
      <text:p text:style-name="P2"><text:span text:style-name="T2">4 :</text:span><text:span text:style-name="T1">Les préfixes multiplicateurs et diviseurs d’unités appris à l’école (déca, hecto, kilo… déci, centi, mili…) sont vite devenus insuffisants pour manipuler aisément des nombres très grands ou très petits d’unités. Les scientifiques ont donc élargi considérablement la gamme de ces préfixes.</text:span></text:p>
      <text:p text:style-name="P6">préfixes multiplicateurs et diviseurs.</text:p>
      <text:p text:style-name="P7">Le voici :</text:p>
      <text:p text:style-name="P7">(Le signe ^ indique que le nombre suivant est l’exposant ; cette notation sera généralement utilisée dans le reste de la série)</text:p>
      <text:p text:style-name="P8">         <text:span text:style-name="T1">10^24 : yotta (Y)</text:span></text:p>
      <text:p text:style-name="P8">         <text:span text:style-name="T1">10^21 : zêta (Z)</text:span></text:p>
      <text:p text:style-name="P8">         <text:span text:style-name="T1">10^18 : exa (E)</text:span></text:p>
      <text:p text:style-name="P8">         <text:span text:style-name="T1">10^15 : péta (P)</text:span></text:p>
      <text:p text:style-name="P8">         <text:span text:style-name="T1">10^12 : téra (T)</text:span></text:p>
      <text:p text:style-name="P8">         <text:span text:style-name="T1">10^9 : giga (G)</text:span></text:p>
      <text:p text:style-name="P8">         <text:span text:style-name="T1">10^6 : méga (M)</text:span></text:p>
      <text:p text:style-name="P8">         <text:span text:style-name="T1">10^3 : kilo (k)</text:span></text:p>
      <text:p text:style-name="P8">         <text:span text:style-name="T1">10^2 : hecto (h)</text:span></text:p>
      <text:p text:style-name="P8">         <text:span text:style-name="T1">10 : déca (da)</text:span></text:p>
      <text:p text:style-name="P8">         <text:span text:style-name="T1">10^-1 : déci (d)</text:span></text:p>
      <text:p text:style-name="P8">         <text:span text:style-name="T1">10^-2 : centi (c)</text:span></text:p>
      <text:p text:style-name="P8">         <text:span text:style-name="T1">10^-3 : milli (m)Ubuntu 24.04.1 LTS</text:span></text:p>
      <text:p text:style-name="P8">         <text:span text:style-name="T1">10^-6 : micro (µ)</text:span></text:p>
      <text:p text:style-name="P8">         <text:span text:style-name="T1">10^-9 : nano (n)</text:span></text:p>
      <text:p text:style-name="P8">         <text:span text:style-name="T1">10^-12 : pico (p)</text:span></text:p>
      <text:p text:style-name="P8">         <text:span text:style-name="T1">10^-15 : femto (f)</text:span></text:p>
      <text:p text:style-name="P8">         <text:span text:style-name="T1">10^-18 : atto (a)</text:span></text:p>
      <text:p text:style-name="P8">         <text:span text:style-name="T1">10^-21 : zepto (z)</text:span></text:p>
      <text:p text:style-name="P8">         <text:span text:style-name="T1">10^-24 : yocto (y)</text:span></text:p>
      <text:p text:style-name="P8"><text:span text:style-name="T1"/></text:p>
      <text:p text:style-name="P8"><text:soft-page-break/><text:span text:style-name="T1"/></text:p>
      <text:p text:style-name="P8"><text:span text:style-name="T1"/></text:p>
      <text:p text:style-name="P9"><text:span text:style-name="T1">9 : systeme d’exploitation ,Ubuntu 24.04.1 LTS</text:span></text:p>
      <text:p text:style-name="P4"><text:span text:style-name="T1">memoire :16,0 Gio</text:span></text:p>
      <text:p text:style-name="P5"><text:span text:style-name="T1">processeur : Intel® Core™ i5-3570 × 4</text:span></text:p>
      <text:p text:style-name="P5"><text:span text:style-name="T1">carte graphique :Intel® HD Graphics 2500 (IVB GT1)</text:span></text:p>
      <text:p text:style-name="P5"><text:span text:style-name="T1"/></text:p>
      <text:p text:style-name="P5"><text:span text:style-name="T1">le systeme dexploitation qui est installer est Ubuntu 24.04.1 LTS</text:span></text:p>
      <text:p text:style-name="P5"><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man Old Style" svg:font-family="'Bookman Old Sty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4T13:58:28.985469626</meta:creation-date>
    <meta:generator>LibreOffice/24.2.7.2$Linux_X86_64 LibreOffice_project/420$Build-2</meta:generator>
    <dc:date>2025-09-04T15:15:53.938922462</dc:date>
    <meta:editing-duration>PT8M29S</meta:editing-duration>
    <meta:editing-cycles>1</meta:editing-cycles>
    <meta:document-statistic meta:table-count="0" meta:image-count="0" meta:object-count="0" meta:page-count="2" meta:paragraph-count="35" meta:word-count="253" meta:character-count="1494" meta:non-whitespace-character-count="1091"/>
  </office:meta>
</office:document-meta>
</file>